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274.05pt"/>
    </style:style>
    <style:style style:name="co3" style:family="table-column">
      <style:table-column-properties fo:break-before="auto" style:column-width="28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<text:a xlink:href="http://127.0.0.1:26198/help/library/RJDBC/html/JDBC.html" xlink:type="simple">JDBC</text:a></text:p>
          </table:table-cell>
          <table:table-cell office:value-type="string" calcext:value-type="string">
            <text:p>JDBC eng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http://127.0.0.1:26198/help/library/RJDBC/html/JDBCDriver-class.html" xlink:type="simple">JDBCDriver-class</text:a></text:p>
          </table:table-cell>
          <table:table-cell office:value-type="string" calcext:value-type="string">
            <text:p>Class "JDBCDriver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Driver-methods.html" xlink:type="simple">JDBCDriver-methods</text:a></text:p>
          </table:table-cell>
          <table:table-cell office:value-type="string" calcext:value-type="string">
            <text:p>Methods for the class JDBCDriver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Driver-methods.html" xlink:type="simple">dbConnect-method</text:a></text:p>
          </table:table-cell>
          <table:table-cell office:value-type="string" calcext:value-type="string">
            <text:p>Methods for the class JDBCDriver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Driver-methods.html" xlink:type="simple">dbGetInfo-method</text:a></text:p>
          </table:table-cell>
          <table:table-cell office:value-type="string" calcext:value-type="string">
            <text:p>Methods for the class JDBCDriver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Driver-methods.html" xlink:type="simple">dbListConnections-method</text:a></text:p>
          </table:table-cell>
          <table:table-cell office:value-type="string" calcext:value-type="string">
            <text:p>Methods for the class JDBCDriver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Driver-methods.html" xlink:type="simple">dbUnloadDriver-method</text:a></text:p>
          </table:table-cell>
          <table:table-cell office:value-type="string" calcext:value-type="string">
            <text:p>Methods for the class JDBCDriver in Package 'RJDBC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http://127.0.0.1:26198/help/library/RJDBC/html/JDBCConnection-class.html" xlink:type="simple">JDBCConnection-class</text:a></text:p>
          </table:table-cell>
          <table:table-cell office:value-type="string" calcext:value-type="string">
            <text:p>Class "JDBCConnection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JDBCConnection-methods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Commit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DataType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Disconnect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ExistsTable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GetException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GetFields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GetFields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GetInfo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GetQuery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GetTables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GetTables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ListFields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ListResults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ListTables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ReadTable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RemoveTable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Rollback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SendQuery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SendUpdate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SendUpdate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Connection-methods.html" xlink:type="simple">dbWriteTable-method</text:a></text:p>
          </table:table-cell>
          <table:table-cell office:value-type="string" calcext:value-type="string">
            <text:p>Methods for the class 'JDBCConnect' in Package 'RJDBC'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Result-class.html" xlink:type="simple">JDBCResult-class</text:a></text:p>
          </table:table-cell>
          <table:table-cell office:value-type="string" calcext:value-type="string">
            <text:p>Class "JDBCResult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Result-methods.html" xlink:type="simple">JDBCResult-methods</text:a></text:p>
          </table:table-cell>
          <table:table-cell office:value-type="string" calcext:value-type="string">
            <text:p>Methods for the class JDBCResult in Package 'RJDBC' ~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Result-methods.html" xlink:type="simple">dbClearResult-method</text:a></text:p>
          </table:table-cell>
          <table:table-cell office:value-type="string" calcext:value-type="string">
            <text:p>Methods for the class JDBCResult in Package 'RJDBC' ~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Result-methods.html" xlink:type="simple">dbColumnInfo-method</text:a></text:p>
          </table:table-cell>
          <table:table-cell office:value-type="string" calcext:value-type="string">
            <text:p>Methods for the class JDBCResult in Package 'RJDBC' ~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Result-methods.html" xlink:type="simple">dbGetInfo-method</text:a></text:p>
          </table:table-cell>
          <table:table-cell office:value-type="string" calcext:value-type="string">
            <text:p>Methods for the class JDBCResult in Package 'RJDBC' ~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://127.0.0.1:26198/help/library/RJDBC/html/JDBCResult-methods.html" xlink:type="simple">fetch-method</text:a></text:p>
          </table:table-cell>
          <table:table-cell office:value-type="string" calcext:value-type="string">
            <text:p>Methods for the class JDBCResult in Package 'RJDBC' ~~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9:15:04.407000000</meta:creation-date>
    <dc:date>2017-07-04T10:31:43.882000000</dc:date>
    <meta:editing-duration>P2DT14H55M49S</meta:editing-duration>
    <meta:editing-cycles>1</meta:editing-cycles>
    <meta:document-statistic meta:table-count="1" meta:cell-count="72" meta:object-count="0"/>
    <meta:generator>LibreOffice/5.3.1.2$Windows_x86 LibreOffice_project/e80a0e0fd1875e1696614d24c32df0f95f03deb2</meta:generator>
  </office:meta>
</office:document-meta>
</file>